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justify"/>
      <style:text-properties fo:font-size="10pt" style:font-size-asian="10pt" style:font-size-complex="10pt"/>
    </style:style>
    <style:style style:name="P2" style:parent-style-name="Normal" style:family="paragraph">
      <style:paragraph-properties fo:text-align="justify"/>
    </style:style>
    <style:style style:name="T3" style:parent-style-name="Hipervínculo" style:family="text">
      <style:text-properties fo:font-size="10pt" style:font-size-asian="10pt" style:font-size-complex="10pt"/>
    </style:style>
    <style:style style:name="P4" style:parent-style-name="Normal" style:family="paragraph">
      <style:paragraph-properties fo:text-align="justify"/>
      <style:text-properties fo:font-weight="bold" style:font-weight-asian="bold" style:font-weight-complex="bold" fo:font-size="10pt" style:font-size-asian="10pt" style:font-size-complex="10pt"/>
    </style:style>
    <style:style style:name="P5" style:parent-style-name="Párrafodelista" style:list-style-name="LFO1" style:family="paragraph">
      <style:paragraph-properties fo:text-align="justify"/>
      <style:text-properties fo:font-size="10pt" style:font-size-asian="10pt" style:font-size-complex="10pt"/>
    </style:style>
    <style:style style:name="P6" style:parent-style-name="Párrafodelista" style:list-style-name="LFO1" style:family="paragraph">
      <style:paragraph-properties fo:text-align="justify"/>
      <style:text-properties fo:font-size="10pt" style:font-size-asian="10pt" style:font-size-complex="10pt"/>
    </style:style>
    <style:style style:name="P7" style:parent-style-name="Párrafodelista" style:list-style-name="LFO1" style:family="paragraph">
      <style:paragraph-properties fo:text-align="justify"/>
      <style:text-properties fo:font-size="10pt" style:font-size-asian="10pt" style:font-size-complex="10pt"/>
    </style:style>
    <style:style style:name="P8" style:parent-style-name="Párrafodelista" style:family="paragraph">
      <style:paragraph-properties fo:text-align="justify"/>
      <style:text-properties fo:font-size="10pt" style:font-size-asian="10pt" style:font-size-complex="10pt"/>
    </style:style>
    <style:style style:name="P9" style:parent-style-name="Párrafodelista" style:list-style-name="LFO1" style:family="paragraph">
      <style:paragraph-properties fo:text-align="justify"/>
      <style:text-properties fo:font-size="10pt" style:font-size-asian="10pt" style:font-size-complex="10pt"/>
    </style:style>
    <style:style style:name="P10" style:parent-style-name="Párrafodelista" style:list-style-name="LFO1" style:family="paragraph">
      <style:paragraph-properties fo:text-align="justify"/>
      <style:text-properties fo:font-size="10pt" style:font-size-asian="10pt" style:font-size-complex="10pt"/>
    </style:style>
    <style:style style:name="P11" style:parent-style-name="Párrafodelista" style:list-style-name="LFO1" style:family="paragraph">
      <style:paragraph-properties fo:text-align="justify"/>
      <style:text-properties fo:font-size="10pt" style:font-size-asian="10pt" style:font-size-complex="10pt"/>
    </style:style>
    <style:style style:name="P12" style:parent-style-name="Párrafodelista" style:list-style-name="LFO1" style:family="paragraph">
      <style:paragraph-properties fo:text-align="justify"/>
      <style:text-properties fo:font-size="10pt" style:font-size-asian="10pt" style:font-size-complex="10pt"/>
    </style:style>
    <style:style style:name="P13" style:parent-style-name="Párrafodelista" style:list-style-name="LFO1" style:family="paragraph">
      <style:paragraph-properties fo:text-align="justify"/>
      <style:text-properties fo:font-size="10pt" style:font-size-asian="10pt" style:font-size-complex="10pt"/>
    </style:style>
    <style:style style:name="P14" style:parent-style-name="Párrafodelista" style:list-style-name="LFO1" style:family="paragraph">
      <style:paragraph-properties fo:text-align="justify"/>
      <style:text-properties fo:font-size="10pt" style:font-size-asian="10pt" style:font-size-complex="10pt"/>
    </style:style>
    <style:style style:name="P15" style:parent-style-name="Párrafodelista" style:list-style-name="LFO1" style:family="paragraph">
      <style:paragraph-properties fo:text-align="justify"/>
      <style:text-properties fo:font-size="10pt" style:font-size-asian="10pt" style:font-size-complex="10pt"/>
    </style:style>
    <style:style style:name="P16" style:parent-style-name="Párrafodelista" style:list-style-name="LFO1" style:family="paragraph">
      <style:paragraph-properties fo:text-align="justify"/>
      <style:text-properties fo:font-size="10pt" style:font-size-asian="10pt" style:font-size-complex="10pt"/>
    </style:style>
    <style:style style:name="P17" style:parent-style-name="Párrafodelista" style:list-style-name="LFO1" style:family="paragraph">
      <style:paragraph-properties fo:text-align="justify"/>
      <style:text-properties fo:font-size="10pt" style:font-size-asian="10pt" style:font-size-complex="10pt"/>
    </style:style>
    <style:style style:name="P18" style:parent-style-name="Párrafodelista" style:list-style-name="LFO1" style:family="paragraph">
      <style:paragraph-properties fo:text-align="justify"/>
      <style:text-properties fo:font-size="10pt" style:font-size-asian="10pt" style:font-size-complex="10pt"/>
    </style:style>
    <style:style style:name="P19" style:parent-style-name="Párrafodelista" style:list-style-name="LFO1" style:family="paragraph">
      <style:paragraph-properties fo:text-align="justify"/>
      <style:text-properties fo:font-size="10pt" style:font-size-asian="10pt" style:font-size-complex="10pt"/>
    </style:style>
    <style:style style:name="P20" style:parent-style-name="Párrafodelista" style:list-style-name="LFO1" style:family="paragraph">
      <style:paragraph-properties fo:text-align="justify"/>
      <style:text-properties fo:font-size="10pt" style:font-size-asian="10pt" style:font-size-complex="10pt"/>
    </style:style>
    <style:style style:name="P21" style:parent-style-name="Párrafodelista" style:family="paragraph">
      <style:paragraph-properties fo:text-align="justify" fo:margin-left="1in">
        <style:tab-stops/>
      </style:paragraph-properties>
      <style:text-properties fo:font-size="10pt" style:font-size-asian="10pt" style:font-size-complex="10pt"/>
    </style:style>
  </office:automatic-styles>
  <office:body>
    <office:text text:use-soft-page-breaks="true">
      <text:p text:style-name="P1">GUIÓN ELEVATOR PITCH<text:s/></text:p>
      <text:p text:style-name="P2"><text:a xlink:href="https://asana.com/es/resources/elevator-pitch-examples" office:target-frame-name="_top" xlink:show="replace"><text:span text:style-name="T3">https://asana.com/es/resources/elevator-pitch-examples</text:span></text:a></text:p>
      <text:p text:style-name="P4">Para entrevista de trabajo:</text:p>
      <text:list text:style-name="LFO1" text:continue-numbering="true">
        <text:list-item>
          <text:p text:style-name="P5">Imagen: Evita colores estridentes, ropa muy deportiva o accesorios llamativos tipo gorras. Piensa que entre más sencillo y con una imagen bien pulida, captarás más la atención en tu presentación.</text:p>
        </text:list-item>
        <text:list-item>
          <text:p text:style-name="P6">Tiempo: máximo 1 minuto.</text:p>
        </text:list-item>
        <text:list-item>
          <text:p text:style-name="P7">Hora de presentarte!</text:p>
        </text:list-item>
      </text:list>
      <text:p text:style-name="P8"/>
      <text:list text:style-name="LFO1" text:continue-numbering="true">
        <text:list-item>
          <text:list>
            <text:list-item>
              <text:p text:style-name="P9">Saludo</text:p>
            </text:list-item>
            <text:list-item>
              <text:p text:style-name="P10">Nombre:<text:s/></text:p>
            </text:list-item>
            <text:list-item>
              <text:p text:style-name="P11">Lugar de residencia:<text:s/></text:p>
            </text:list-item>
            <text:list-item>
              <text:p text:style-name="P12">Formación actual:<text:s/></text:p>
            </text:list-item>
            <text:list-item>
              <text:p text:style-name="P13">Experiencia profesional:<text:s/></text:p>
            </text:list-item>
            <text:list-item>
              <text:p text:style-name="P14">3 competencias sociales</text:p>
            </text:list-item>
            <text:list-item>
              <text:p text:style-name="P15">3 competencias técnicas (<text:s/>idiomas)</text:p>
            </text:list-item>
            <text:list-item>
              <text:p text:style-name="P16">3 valores o principios por los que te riges</text:p>
            </text:list-item>
            <text:list-item>
              <text:p text:style-name="P17">Área de interés en el campo profesional</text:p>
            </text:list-item>
            <text:list-item>
              <text:p text:style-name="P18">Valor diferencial (En qué eres rematadamente bueno o buena)</text:p>
            </text:list-item>
            <text:list-item>
              <text:p text:style-name="P19">Llamada a la acción</text:p>
            </text:list-item>
            <text:list-item>
              <text:p text:style-name="P20">Agradecimiento por el tiempo concedido</text:p>
            </text:list-item>
          </text:list>
        </text:list-item>
      </text:list>
      <text:p text:style-name="P21"/>
      <text:p text:style-name="Normal">Hola, buenos días.<text:line-break/>Me llamo<text:s/>Pol Codina, vivo en<text:s/>El Masnou<text:s/>y actualmente estoy<text:s/>estudiando un grado medio de informática.</text:p>
      <text:p text:style-name="Normal">Aunque todavía<text:s/>no tengo experiencia profesional, soy una persona muy<text:s/>responsable, con<text:s/>buena capacidad para trabajar en equipo<text:s/>y<text:s/>comunicativa.</text:p>
      <text:p text:style-name="Normal">A nivel técnico, hablo<text:s/>catalán, castellano e inglés, y tengo conocimientos de<text:s/>ofimática, mantenimiento de equipos informáticos y programación básica en HTML, CSS y JavaScript.</text:p>
      <text:p text:style-name="Normal">Mis<text:s/>valores principales<text:s/>son la<text:s/>constancia, el<text:s/>compromiso<text:s/>y el<text:s/>respeto, tanto con las personas como con el<text:s/>trabajo que realizo.</text:p>
      <text:p text:style-name="Normal">Me interesa especialmente el<text:s/>ámbito de la informática aplicada a la tecnología y el desarrollo web, porque me gusta entender cómo funcionan las cosas y encontrar soluciones creativas a los problemas.</text:p>
      <text:p text:style-name="Normal">Mi<text:s/>valor diferencial<text:s/>es que soy muy<text:s/>ordenado y puntual.</text:p>
      <text:p text:style-name="Normal">Me gustaría<text:s/>tener la oportunidad de seguir aprendiendo y demostrar mi potencial<text:s/>dentro de una empresa tecnológica.</text:p>
      <text:p text:style-name="Normal">Muchas gracias por vuestro tiempo y por escucharme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5%"/>
      <style:text-properties style:letter-kerning="false" fo:font-size="11pt" style:font-size-asian="11pt" style:font-size-complex="11pt" fo:hyphenate="false"/>
    </style:style>
    <style:style style:name="Fuentedepárrafopredeter." style:display-name="Fuente de párrafo predeter." style:family="text"/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ol Codina Coca</meta:initial-creator>
    <dc:creator>Pol Codina Coca</dc:creator>
    <meta:creation-date>2025-10-07T10:04:00Z</meta:creation-date>
    <dc:date>2025-10-08T18:03:00Z</dc:date>
    <meta:print-date>2025-10-08T18:02:00Z</meta:print-date>
    <meta:template xlink:href="Normal.dotm" xlink:type="simple"/>
    <meta:editing-cycles>5</meta:editing-cycles>
    <meta:editing-duration>PT6240S</meta:editing-duration>
    <meta:document-statistic meta:page-count="1" meta:paragraph-count="3" meta:word-count="270" meta:character-count="1753" meta:row-count="12" meta:non-whitespace-character-count="1486"/>
  </office:meta>
</office:document-meta>
</file>